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.setUserInfo( UserInfo user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ssion.openChannel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.setTimeout( int maxwa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ssion.isConn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